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Arial, 'san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officeooo:rsid="001466ca" officeooo:paragraph-rsid="001466ca"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66ca" officeooo:paragraph-rsid="001466ca"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5pt" style:text-underline-style="none" fo:font-weight="normal" officeooo:paragraph-rsid="00175abd"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75abd" officeooo:paragraph-rsid="00175abd"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194841" officeooo:paragraph-rsid="00183c0b" style:font-size-asian="13.1000003814697pt" style:font-weight-asian="normal" style:font-size-complex="15pt" style:font-weight-complex="normal"/>
    </style:style>
    <style:style style:name="T1" style:family="text">
      <style:text-properties officeooo:rsid="0016293f"/>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fo:font-style="normal"/>
    </style:style>
    <style:style style:name="T4" style:family="text">
      <style:text-properties fo:font-variant="normal" fo:text-transform="none" fo:color="#000000" loext:opacity="100%" fo:letter-spacing="normal" fo:font-style="normal" officeooo:rsid="001466ca"/>
    </style:style>
    <style:style style:name="T5" style:family="text">
      <style:text-properties fo:font-variant="normal" fo:text-transform="none" fo:color="#000000" loext:opacity="100%" fo:letter-spacing="normal" officeooo:rsid="00175abd"/>
    </style:style>
    <style:style style:name="T6" style:family="text">
      <style:text-properties fo:color="#000000" loext:opacity="100%"/>
    </style:style>
    <style:style style:name="T7" style:family="text">
      <style:text-properties fo:color="#000000" loext:opacity="100%" officeooo:rsid="001466ca"/>
    </style:style>
    <style:style style:name="T8" style:family="text">
      <style:text-properties fo:color="#000000" loext:opacity="100%" officeooo:rsid="0016293f"/>
    </style:style>
    <style:style style:name="T9" style:family="text">
      <style:text-properties fo:color="#000000" loext:opacity="100%" officeooo:rsid="00175abd"/>
    </style:style>
    <style:style style:name="T10" style:family="text">
      <style:text-properties officeooo:rsid="00183c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sertion dans la vie sociale aux sein de IUT.</text:p>
      <text:p text:style-name="P3"><text:span text:style-name="T4">Arrivé à IUT en tant que STI1D on nous a demandé de faire une rentrée anticiper pour nous permettre de nous prépare à se qu’ait IUT car les STI2d ont moins d’autonomie au niveau du travailler personnel. Cette rentrée anticiper m’a permis de connaître 5 personnes qui sont devenue de très bons amis à Bordeaux et avec qui je partage encore dès sortie ou des soirées. </text:span><text:span text:style-name="T7"><text:s/></text:span><text:span text:style-name="T8"><text:s/></text:span><text:span text:style-name="T3">Puis est venue la rentrée pour tous les étudiants </text:span><text:span text:style-name="T6">d</text:span><text:span text:style-name="T9">e IUT</text:span><text:span text:style-name="T5"> </text:span><text:span text:style-name="T3">ce qui nous a permis de connaître plus de monde car il y a moins de STI2D que </text:span><text:span text:style-name="T6">d'autres filières</text:span><text:span text:style-name="T3">. J’ai donc fais la connaissance des personnes de ma classe. J’ai </text:span><text:span text:style-name="T6">rencontré</text:span><text:span text:style-name="T2"> </text:span><text:span text:style-name="T6">un autre ami</text:span><text:span text:style-name="T2"> </text:span><text:span text:style-name="T3">qui nous a rejoints pour sortir avec mes amies </text:span><text:span text:style-name="T6">rencontraient</text:span><text:span text:style-name="T2"> </text:span><text:span text:style-name="T3">au préalable en STI2D.</text:span><text:span text:style-name="T6"> </text:span><text:span text:style-name="T8"><text:s/></text:span><text:span text:style-name="T1">Il y a aussi les autres gens de ma classe avec qui je m’entends très bien en distanciel car dans presque tous les cours en distanciel nous sommes dans un vocal pour pouvoir nous entraider et je trouve son super.</text:span></text:p>
      <text:p text:style-name="P2">2.Le travaille en Hybride.</text:p>
      <text:p text:style-name="P4">Le travaille en distanciel et une chose nouvelle pour presque tous les étudiants je pense. <text:span text:style-name="T10">L’a</text:span>nnée dernière en fin d’année lorsque nous devions avoir des cours à distance presque aucun de mes profs ne fessait des cours à distance. Javais seulement 2 ou 3 heures de cours dans la semaine et quelque devoir à faire mais ce n’était presque rien par rapport à ce que j’aurais dû faire pour le bac. Mais cette année les cours à distance sont différents cars ils sont encadrés et nous avons à chaque cours une chose à faire en distanciel ce qui ne nous laisse pas trop le temps de rien faire. Je trouve presque mieux les cours en distanciel car avec ma classe nous discutons tous ensemble et nous entraidons pour que personne ne sois à la ramasse ce qui est utile en ce début d’année qui n’ait pas comme les autres.</text:p>
      <text:p text:style-name="P2">3.Une nouvelle vie dans une nouvelle ville.</text:p>
      <text:p text:style-name="P1"/>
      <text:p text:style-name="P5">Le début à Bordeaux était difficile car je viens du sud de la France et j’ai dû partir loin de toute ma famille et de ma copine. Mais avec les temps et les nouveaux amis j’ai réussi à occuper mon temps ce qui est plus simple pour faire en sorte que le temps passe plus vite j’ai la chance d’habité à même pas 5 min d'Iut ce qui me permets de pouvoir venir le matin bien reposer sans devoir prendre les transports qui stress les gens. Il, y a une routine qui <text:s/>se crée au niveau du pressensiel en ciel et du distanciel. Par exemple 1 fois par moi je peux rentrer chez moi quand je travaille en distanciel pour pouvoir voir ma famil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Arial, 'san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0T17:50:57.608000000</meta:creation-date>
    <dc:date>2020-10-12T15:32:57.505000000</dc:date>
    <meta:editing-duration>PT14M31S</meta:editing-duration>
    <meta:editing-cycles>2</meta:editing-cycles>
    <meta:generator>LibreOffice/7.0.1.2$Windows_X86_64 LibreOffice_project/7cbcfc562f6eb6708b5ff7d7397325de9e764452</meta:generator>
    <meta:document-statistic meta:table-count="0" meta:image-count="0" meta:object-count="0" meta:page-count="1" meta:paragraph-count="6" meta:word-count="459" meta:character-count="2463" meta:non-whitespace-character-count="2006"/>
  </office:meta>
</office:document-meta>
</file>